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officeooo:rsid="005f9cca" officeooo:paragraph-rsid="005f9cca"/>
    </style:style>
    <style:style style:name="P2" style:family="paragraph" style:parent-style-name="Heading_20_1">
      <style:text-properties style:font-name="Liberation Sans" fo:font-size="14pt" fo:font-weight="normal" officeooo:rsid="005d73d0" officeooo:paragraph-rsid="005d73d0" style:font-size-asian="14pt" style:font-weight-asian="normal" style:font-size-complex="14pt" style:font-weight-complex="normal"/>
    </style:style>
    <style:style style:name="P3" style:family="paragraph" style:parent-style-name="Text_20_body">
      <style:text-properties style:font-name="Liberation Sans" officeooo:paragraph-rsid="005d73d0"/>
    </style:style>
    <style:style style:name="P4" style:family="paragraph" style:parent-style-name="Text_20_body">
      <style:text-properties fo:font-weight="bold" officeooo:rsid="005f9cca" officeooo:paragraph-rsid="005f9cca" style:font-weight-asian="bold" style:font-weight-complex="bold"/>
    </style:style>
    <style:style style:name="P5" style:family="paragraph" style:parent-style-name="Text_20_body">
      <style:text-properties officeooo:rsid="0062f21c" officeooo:paragraph-rsid="0062f2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officeooo:rsid="005d73d0" style:font-size-asian="14pt" style:font-weight-asian="normal" style:font-size-complex="14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fo:font-weight="bold" officeooo:rsid="005f9cca" style:font-size-asian="14pt" style:font-weight-asian="bold" style:font-size-complex="14pt" style:font-weight-complex="bold"/>
    </style:style>
    <style:style style:name="T6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Liberation Sans" fo:font-size="14pt" fo:font-weight="normal" officeooo:rsid="00612b3b" style:font-size-asian="14pt" style:font-weight-asian="normal" style:font-size-complex="14pt" style:font-weight-complex="normal"/>
    </style:style>
    <style:style style:name="T8" style:family="text">
      <style:text-properties style:font-name="Liberation Sans" fo:font-size="14pt" style:font-size-asian="14pt" style:font-size-complex="14pt"/>
    </style:style>
    <style:style style:name="T9" style:family="text">
      <style:text-properties style:font-name="Liberation Sans" fo:font-size="14pt" officeooo:rsid="005d73d0" style:font-size-asian="14pt" style:font-size-complex="14pt"/>
    </style:style>
    <style:style style:name="T10" style:family="text">
      <style:text-properties officeooo:rsid="00605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3">Domein:</text:span></text:h>
      <text:p text:style-name="P5"><text:span text:style-name="T5">C</text:span><text:span text:style-name="T4">odomein:</text:span></text:p>
      <text:p text:style-name="P5"><text:span text:style-name="T4">Bereik:</text:span></text:p>
      <text:p text:style-name="P5"><text:span text:style-name="T5">F</text:span><text:span text:style-name="T4">unctie voorschrift:</text:span></text:p>
      <text:h text:style-name="P2" text:outline-level="1"><text:span text:style-name="T1">Bijectief (bi-jectief):</text:span> als alle dingen in het domein iets in het codomein hebben. <text:span text:style-name="T10">Als je de ene weet, weet je ook de ander, dus kan beide kanten op teruggerekent worden.</text:span></text:h>
      <text:p text:style-name="P4"><text:span text:style-name="T9">I</text:span><text:span text:style-name="T8">njectief: </text:span><text:span text:style-name="T6">als er meer codomeinen zijn dan domeinen. </text:span><text:span text:style-name="T7">Je kan niet terugrekenen, want je weet niet waar hij vandaan komt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0:12:29.271746542</meta:creation-date>
    <meta:generator>LibreOffice/24.2.5.2$Linux_X86_64 LibreOffice_project/420$Build-2</meta:generator>
    <dc:date>2024-09-18T14:02:45.407297785</dc:date>
    <meta:editing-duration>PT3H37M51S</meta:editing-duration>
    <meta:editing-cycles>76</meta:editing-cycles>
    <meta:document-statistic meta:table-count="0" meta:image-count="0" meta:object-count="0" meta:page-count="1" meta:paragraph-count="6" meta:word-count="55" meta:character-count="332" meta:non-whitespace-character-count="283"/>
  </office:meta>
</office:document-meta>
</file>